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Firs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1</text:p>
          </table:table-cell>
          <table:table-cell table:formula="of:=(-[.C2]*SIN([.A2]+[.B2])*SIN([.A2])-2*[.C2]*COS([.A2])*COS([.A2])*COS([.B2])+[.C2]*SIN([.A2])*SIN([.B2]-[.A2]))" office:value-type="float" office:value="1.60228723109387" calcext:value-type="float">
            <text:p>1.60228723109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2</text:p>
          </table:table-cell>
          <table:table-cell table:formula="of:=2*[.C2]*COS([.B2])" office:value-type="float" office:value="-1.60228723109387" calcext:value-type="float">
            <text:p>-1.6022872310938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cond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1</text:p>
          </table:table-cell>
          <table:table-cell table:formula="of:=([.C2]*SIN([.A2]+[.B2])*SIN([.B2])+2*[.C2]*COS([.A2])*COS([.B2])*COS([.B2])+[.C2]*SIN([.B2])*SIN([.B2]-[.A2]))" office:value-type="float" office:value="0.141474403335406" calcext:value-type="float">
            <text:p>0.1414744033354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2</text:p>
          </table:table-cell>
          <table:table-cell table:formula="of:=(-2*[.C2]*(SIN([.A2])*SIN([.B2])*COS([.B2])+COS([.A2])*COS([.B2])*COS([.B2])+SIN([.B2])*SIN([.B2]-[.A2])))" office:value-type="float" office:value="-0.141474403335406" calcext:value-type="float">
            <text:p>-0.14147440333540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rd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1</text:p>
          </table:table-cell>
          <table:table-cell table:formula="of:=([.C2]*SIN([.A2]+[.B2])*COS([.E2])-2*[.C2]*COS([.A2])*COS([.B2])*SIN([.E2])+[.F2]*SIN([.E2])*SIN([.B2]-[.A2]))" office:value-type="float" office:value="5.00888633779756" calcext:value-type="float">
            <text:p>5.00888633779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2</text:p>
          </table:table-cell>
          <table:table-cell table:formula="of:=(2*[.C2]*COS([.B2])*SIN([.E2]-[.A2])-SIN([.B2]-[.A2])*([.C2]*COS([.E2])+[.F2]*SIN([.E2])))" office:value-type="float" office:value="-5.00888633779756" calcext:value-type="float">
            <text:p>-5.00888633779756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Rota*sigm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rst r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 1</text:p>
          </table:table-cell>
          <table:table-cell table:formula="of:=[.C2]*COS([.G2])*(TAN([.A2])+TAN([.B2])+2*[.C2]*SIN([.G2]))" office:value-type="float" office:value="-12.3266878099645" calcext:value-type="float">
            <text:p>-12.3266878099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2</text:p>
          </table:table-cell>
          <table:table-cell table:formula="of:=2*[.C2]*COS([.B2])*SIN([.G2]+[.A2])+[.C2]*COS([.G2])*SIN([.B2]-[.A2])" office:value-type="float" office:value="0.590067943386704" calcext:value-type="float">
            <text:p>0.5900679433867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19:26:06.976851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3:43:42.364114846</meta:creation-date>
    <dc:date>2023-05-05T19:26:14.830620943</dc:date>
    <meta:editing-duration>PT25M6S</meta:editing-duration>
    <meta:editing-cycles>4</meta:editing-cycles>
    <meta:generator>LibreOffice/6.4.7.2$Linux_X86_64 LibreOffice_project/40$Build-2</meta:generator>
    <meta:document-statistic meta:table-count="1" meta:cell-count="35" meta:object-count="0"/>
  </office:meta>
</office:document-meta>
</file>